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一, 十, 一百(繁), ...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text:style-name="WW_CharLFO1LVL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375in" text:min-label-width="0.3333in" text:list-level-position-and-space-mode="label-alignment">
          <style:list-level-label-alignment text:label-followed-by="listtab" fo:margin-left="0.708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5">
      <text:list-level-style-number text:level="1" style:num-prefix="(" style:num-suffix=")" style:num-format="1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 text:start-value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justify" fo:line-height="140%"/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P2" style:parent-style-name="內文" style:family="paragraph">
      <style:paragraph-properties fo:text-align="justify" fo:margin-top="0.125in" fo:line-height="0.2777in" fo:margin-left="1.3138in" fo:text-indent="-1.3138in">
        <style:tab-stops>
          <style:tab-stop style:type="left" style:position="-2.3138in"/>
          <style:tab-stop style:type="left" style:position="-2.1888in"/>
        </style:tab-stops>
      </style:paragraph-properties>
    </style:style>
    <style:style style:name="T3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4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5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6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P7" style:parent-style-name="內文" style:list-style-name="LFO6" style:family="paragraph">
      <style:paragraph-properties fo:text-align="justify" fo:margin-left="0.8743in">
        <style:tab-stops>
          <style:tab-stop style:type="left" style:position="-1.8743in"/>
          <style:tab-stop style:type="left" style:position="-1.7493in"/>
        </style:tab-stops>
      </style:paragraph-properties>
    </style:style>
    <style:style style:name="T8" style:parent-style-name="預設段落字型" style:family="text">
      <style:text-properties style:font-name="標楷體" style:font-name-asian="標楷體" style:font-name-complex="新細明體" style:letter-kerning="false"/>
    </style:style>
    <style:style style:name="P9" style:parent-style-name="內文" style:list-style-name="LFO6" style:family="paragraph">
      <style:paragraph-properties fo:text-align="justify" fo:margin-left="0.8743in">
        <style:tab-stops>
          <style:tab-stop style:type="left" style:position="-1.8743in"/>
          <style:tab-stop style:type="left" style:position="-1.7493in"/>
        </style:tab-stops>
      </style:paragraph-properties>
    </style:style>
    <style:style style:name="T10" style:parent-style-name="預設段落字型" style:family="text">
      <style:text-properties style:font-name="標楷體" style:font-name-asian="標楷體" style:font-name-complex="新細明體" style:letter-kerning="false"/>
    </style:style>
    <style:style style:name="P11" style:parent-style-name="內文" style:list-style-name="LFO6" style:family="paragraph">
      <style:paragraph-properties fo:text-align="justify" fo:margin-left="0.8743in">
        <style:tab-stops>
          <style:tab-stop style:type="left" style:position="-1.8743in"/>
          <style:tab-stop style:type="left" style:position="-1.7493in"/>
        </style:tab-stops>
      </style:paragraph-properties>
    </style:style>
    <style:style style:name="T12" style:parent-style-name="預設段落字型" style:family="text">
      <style:text-properties style:font-name="標楷體" style:font-name-asian="標楷體" style:font-name-complex="新細明體" style:letter-kerning="false"/>
    </style:style>
    <style:style style:name="P13" style:parent-style-name="內文" style:list-style-name="LFO6" style:family="paragraph">
      <style:paragraph-properties fo:text-align="justify" fo:margin-left="0.8743in">
        <style:tab-stops>
          <style:tab-stop style:type="left" style:position="-1.8743in"/>
          <style:tab-stop style:type="left" style:position="-1.7493in"/>
        </style:tab-stops>
      </style:paragraph-properties>
    </style:style>
    <style:style style:name="T14" style:parent-style-name="預設段落字型" style:family="text">
      <style:text-properties style:font-name="標楷體" style:font-name-asian="標楷體" style:font-name-complex="新細明體" style:letter-kerning="false"/>
    </style:style>
    <style:style style:name="P15" style:parent-style-name="清單段落" style:list-style-name="LFO7" style:family="paragraph">
      <style:paragraph-properties style:snap-to-layout-grid="false" fo:text-align="justify" fo:margin-top="0.125in" fo:line-height="0.2777in" fo:margin-left="0.4in">
        <style:tab-stops/>
      </style:paragraph-properties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P16" style:parent-style-name="Default" style:list-style-name="LFO3" style:family="paragraph">
      <style:paragraph-properties fo:margin-bottom="0.1194in" fo:margin-left="0.7875in" fo:text-indent="-0.3937in">
        <style:tab-stops/>
      </style:paragraph-properties>
    </style:style>
    <style:style style:name="P17" style:parent-style-name="Default" style:list-style-name="LFO3" style:family="paragraph">
      <style:paragraph-properties fo:margin-bottom="0.1194in" fo:margin-left="0.7875in" fo:text-indent="-0.3937in">
        <style:tab-stops/>
      </style:paragraph-properties>
    </style:style>
    <style:style style:name="P18" style:parent-style-name="Default" style:list-style-name="LFO3" style:family="paragraph">
      <style:paragraph-properties fo:margin-bottom="0.1194in" fo:margin-left="0.7875in" fo:text-indent="-0.3937in">
        <style:tab-stops/>
      </style:paragraph-properties>
    </style:style>
    <style:style style:name="P19" style:parent-style-name="Default" style:list-style-name="LFO3" style:family="paragraph">
      <style:paragraph-properties fo:margin-bottom="0.1194in" fo:margin-left="0.7875in" fo:text-indent="-0.3937in">
        <style:tab-stops/>
      </style:paragraph-properties>
    </style:style>
    <style:style style:name="P20" style:parent-style-name="內文" style:family="paragraph">
      <style:paragraph-properties style:snap-to-layout-grid="false" fo:text-align="justify" fo:margin-top="0.125in" fo:line-height="0.2777in"/>
    </style:style>
    <style:style style:name="T2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5" style:parent-style-name="內文" style:family="paragraph">
      <style:paragraph-properties style:snap-to-layout-grid="false" fo:text-align="justify" fo:margin-top="0.125in" fo:line-height="0.2777in" fo:margin-left="1.3958in" fo:text-indent="-1.3958in">
        <style:tab-stops/>
      </style:paragraph-properties>
    </style:style>
    <style:style style:name="T2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8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/>
    </style:style>
    <style:style style:name="T30" style:parent-style-name="預設段落字型" style:family="text">
      <style:text-properties style:font-name="標楷體" style:font-name-asian="標楷體" fo:font-size="14pt" style:font-size-asian="14pt"/>
    </style:style>
    <style:style style:name="T31" style:parent-style-name="預設段落字型" style:family="text">
      <style:text-properties style:font-name="標楷體" style:font-name-asian="標楷體"/>
    </style:style>
    <style:style style:name="T32" style:parent-style-name="預設段落字型" style:family="text">
      <style:text-properties style:font-name="標楷體" style:font-name-asian="標楷體"/>
    </style:style>
    <style:style style:name="T33" style:parent-style-name="預設段落字型" style:family="text">
      <style:text-properties style:font-name="標楷體" style:font-name-asian="標楷體"/>
    </style:style>
    <style:style style:name="T34" style:parent-style-name="預設段落字型" style:family="text">
      <style:text-properties style:font-name="標楷體" style:font-name-asian="標楷體"/>
    </style:style>
    <style:style style:name="T35" style:parent-style-name="預設段落字型" style:family="text">
      <style:text-properties style:font-name="標楷體" style:font-name-asian="標楷體"/>
    </style:style>
    <style:style style:name="T36" style:parent-style-name="預設段落字型" style:family="text">
      <style:text-properties style:font-name="標楷體" style:font-name-asian="標楷體"/>
    </style:style>
    <style:style style:name="T37" style:parent-style-name="預設段落字型" style:family="text">
      <style:text-properties style:font-name="標楷體" style:font-name-asian="標楷體"/>
    </style:style>
    <style:style style:name="P38" style:parent-style-name="內文" style:family="paragraph">
      <style:paragraph-properties style:snap-to-layout-grid="false" fo:text-align="justify" fo:margin-top="0.125in" fo:line-height="0.2777in"/>
    </style:style>
    <style:style style:name="T39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4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41" style:parent-style-name="預設段落字型" style:family="text">
      <style:text-properties style:font-name="標楷體" style:font-name-asian="標楷體" style:font-weight-complex="bold"/>
    </style:style>
    <style:style style:name="T42" style:parent-style-name="預設段落字型" style:family="text">
      <style:text-properties style:font-name="標楷體" style:font-name-asian="標楷體" style:font-weight-complex="bold"/>
    </style:style>
    <style:style style:name="T43" style:parent-style-name="預設段落字型" style:family="text">
      <style:text-properties style:font-name="標楷體" style:font-name-asian="標楷體"/>
    </style:style>
    <style:style style:name="T44" style:parent-style-name="預設段落字型" style:family="text">
      <style:text-properties style:font-name="標楷體" style:font-name-asian="標楷體"/>
    </style:style>
    <style:style style:name="T45" style:parent-style-name="預設段落字型" style:family="text">
      <style:text-properties style:font-name="標楷體" style:font-name-asian="標楷體"/>
    </style:style>
    <style:style style:name="P46" style:parent-style-name="內文" style:family="paragraph">
      <style:paragraph-properties style:snap-to-layout-grid="false" fo:text-align="justify" fo:margin-top="0.125in" fo:line-height="0.2777in" fo:margin-left="1.368in" fo:text-indent="-1.368in">
        <style:tab-stops/>
      </style:paragraph-properties>
    </style:style>
    <style:style style:name="T47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48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49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51" style:parent-style-name="預設段落字型" style:family="text">
      <style:text-properties style:font-name="標楷體" style:font-name-asian="標楷體" style:font-weight-complex="bold"/>
    </style:style>
    <style:style style:name="P52" style:parent-style-name="內文" style:family="paragraph">
      <style:paragraph-properties style:snap-to-layout-grid="false" fo:text-align="justify" fo:margin-top="0.125in" fo:line-height="0.2777in" fo:margin-left="1.5736in">
        <style:tab-stops/>
      </style:paragraph-properties>
      <style:text-properties style:font-name="標楷體" style:font-name-asian="標楷體" fo:font-size="14pt" style:font-size-asian="14pt"/>
    </style:style>
    <style:style style:name="P53" style:parent-style-name="內文" style:family="paragraph">
      <style:paragraph-properties style:snap-to-layout-grid="false" fo:text-align="justify" fo:margin-top="0.125in" fo:line-height="0.2777in" fo:margin-left="1.3666in" fo:text-indent="-1.3666in">
        <style:tab-stops/>
      </style:paragraph-properties>
      <style:text-properties style:font-name="標楷體" style:font-name-asian="標楷體" fo:font-size="14pt" style:font-size-asian="14pt"/>
    </style:style>
  </office:automatic-styles>
  <office:body>
    <office:text text:use-soft-page-breaks="true">
      <text:p text:style-name="P1">台北市立松山高中110學年度第一學期高三科技應用專題教學計畫書</text:p>
      <text:p text:style-name="P2"><text:span text:style-name="T3">一、</text:span><text:span text:style-name="T4">教學</text:span><text:span text:style-name="T5">目標</text:span><text:span text:style-name="T6">：</text:span></text:p>
      <text:list text:style-name="LFO6" text:continue-numbering="true">
        <text:list-item>
          <text:p text:style-name="P7"><text:span text:style-name="T8">培養學生之資訊科學基礎知識。</text:span></text:p>
        </text:list-item>
        <text:list-item>
          <text:p text:style-name="P9"><text:span text:style-name="T10">培養學生邏輯思維及運用電腦解決問題之能力。</text:span></text:p>
        </text:list-item>
        <text:list-item>
          <text:p text:style-name="P11"><text:span text:style-name="T12">培養學生對資訊科技的正確觀念及態度。</text:span></text:p>
        </text:list-item>
        <text:list-item>
          <text:p text:style-name="P13"><text:span text:style-name="T14">啟發學生學習資訊科技之興趣。</text:span></text:p>
        </text:list-item>
      </text:list>
      <text:list text:style-name="LFO7" text:continue-numbering="true">
        <text:list-item>
          <text:p text:style-name="P15">學習重點：</text:p>
        </text:list-item>
      </text:list>
      <text:list text:style-name="LFO3" text:continue-numbering="true">
        <text:list-item>
          <text:p text:style-name="P16">人工智慧概述：包含人工智慧的概念、原理、方法、應用。</text:p>
        </text:list-item>
        <text:list-item>
          <text:p text:style-name="P17">ChatBot：包含ChatBot的概念、實作及應用。採用Azure平台並搭配網頁設計工具，進行教學。</text:p>
        </text:list-item>
        <text:list-item>
          <text:p text:style-name="P18">Text Analytics：包含Text Analytics的概念、實作及應用。採用Azure平台並搭配網頁設計工具，進行教學。</text:p>
        </text:list-item>
        <text:list-item>
          <text:p text:style-name="P19">Computer Vision：包含Computer Vision的概念、實作及應用。採用Azure平台並搭配Visual Studio設計工具，進行教學。</text:p>
        </text:list-item>
      </text:list>
      <text:p text:style-name="P20"><text:span text:style-name="T21">三、授課時數：</text:span><text:span text:style-name="T22">每週</text:span><text:span text:style-name="T23">二</text:span><text:span text:style-name="T24">節</text:span></text:p>
      <text:p text:style-name="P25"><text:span text:style-name="T26">四</text:span><text:span text:style-name="T27">、</text:span><text:span text:style-name="T28">教學方法：</text:span><text:span text:style-name="T29">理論講授與實做並進。</text:span><text:span text:style-name="T30"><text:line-break/></text:span><text:span text:style-name="T31">除了隨堂</text:span><text:span text:style-name="T32">練習</text:span><text:span text:style-name="T33">之</text:span><text:span text:style-name="T34">外，學生亦可以至</text:span><text:span text:style-name="T35">各班Google Classroom</text:span><text:span text:style-name="T36"><text:s/>或任課教師的網站</text:span><text:span text:style-name="T37">下載教材電子檔，以供課後之複習。</text:span></text:p>
      <text:p text:style-name="P38"><text:span text:style-name="T39">五</text:span><text:span text:style-name="T40">、作業規定：</text:span><text:span text:style-name="T41">儘</text:span><text:span text:style-name="T42">量</text:span><text:span text:style-name="T43">於課堂中完成</text:span><text:span text:style-name="T44">，缺課同學請務必自行找老師</text:span><text:span text:style-name="T45">。</text:span></text:p>
      <text:p text:style-name="P46"><text:span text:style-name="T47">六</text:span><text:span text:style-name="T48">、</text:span><text:span text:style-name="T49">教科書版本</text:span><text:span text:style-name="T50">：</text:span><text:span text:style-name="T51">無</text:span></text:p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fo:font-weight="bold" style:font-weight-asian="bold" fo:font-size="16pt" style:font-size-asian="16pt"/>
    </style:style>
    <style:style style:name="WW_CharLFO1LVL2" style:family="text">
      <style:text-properties fo:font-weight="bold" style:font-weight-asian="bold" fo:font-size="16pt" style:font-size-asian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一, 十, 一百(繁), ...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text:style-name="WW_CharLFO1LVL2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375in" text:min-label-width="0.3333in" text:list-level-position-and-space-mode="label-alignment">
          <style:list-level-label-alignment text:label-followed-by="listtab" fo:margin-left="0.708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5">
      <text:list-level-style-number text:level="1" style:num-prefix="(" style:num-suffix=")" style:num-format="1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 text:start-value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7486in" fo:margin-left="0.75in" fo:margin-bottom="0.7493in" fo:margin-right="0.6437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台北市立松山高中 九十四學年 第一學期 數學科(高一) 教學計畫表</dc:title>
    <dc:description/>
    <dc:subject/>
    <meta:initial-creator>USER</meta:initial-creator>
    <dc:creator>User</dc:creator>
    <meta:creation-date>2021-09-25T01:20:00Z</meta:creation-date>
    <dc:date>2021-09-25T01:20:00Z</dc:date>
    <meta:print-date>2007-08-30T14:37:00Z</meta:print-date>
    <meta:template xlink:href="Normal.dotm" xlink:type="simple"/>
    <meta:editing-cycles>3</meta:editing-cycles>
    <meta:editing-duration>PT0S</meta:editing-duration>
    <meta:document-statistic meta:page-count="1" meta:paragraph-count="1" meta:word-count="70" meta:character-count="471" meta:row-count="3" meta:non-whitespace-character-count="402"/>
  </office:meta>
</office:document-meta>
</file>